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011cm" fo:margin-left="0.011cm" fo:margin-top="0cm" fo:margin-bottom="0cm" table:align="left" style:writing-mode="lr-tb"/>
    </style:style>
    <style:style style:name="Tabella1.A" style:family="table-column">
      <style:table-column-properties style:column-width="1.212cm"/>
    </style:style>
    <style:style style:name="Tabella1.B" style:family="table-column">
      <style:table-column-properties style:column-width="4.519cm"/>
    </style:style>
    <style:style style:name="Tabella1.C" style:family="table-column">
      <style:table-column-properties style:column-width="4.117cm"/>
    </style:style>
    <style:style style:name="Tabella1.D" style:family="table-column">
      <style:table-column-properties style:column-width="4.228cm"/>
    </style:style>
    <style:style style:name="Tabella1.E" style:family="table-column">
      <style:table-column-properties style:column-width="2.9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cm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cm" fo:border="0.5pt solid #000001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officeooo:paragraph-rsid="0014adca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style:font-name="TimesNewRomanPSMT" fo:font-size="12pt" fo:language="it" fo:country="IT" fo:font-weight="normal" style:letter-kerning="true" style:font-name-asian="Arial Unicode MS1" style:font-size-asian="12pt" style:language-asian="zh" style:country-asian="CN" style:font-weight-asian="normal" style:font-size-complex="12pt" style:language-complex="hi" style:country-complex="IN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loext:opacity="100%" style:font-name="TimesNewRomanPSMT" fo:font-size="12pt" fo:language="it" fo:country="IT" fo:font-style="italic" fo:font-weight="normal" style:letter-kerning="true" style:font-name-asian="Arial Unicode MS1" style:font-size-asian="12pt" style:language-asian="zh" style:country-asian="CN" style:font-style-asian="italic" style:font-weight-asian="normal" style:font-size-complex="12pt" style:language-complex="hi" style:country-complex="IN"/>
    </style:style>
    <style:style style:name="P7" style:family="paragraph" style:parent-style-name="Standard">
      <style:paragraph-properties fo:orphans="0" fo:widows="0"/>
      <style:text-properties fo:color="#000000" loext:opacity="100%" style:font-name="TimesNewRomanPSMT" fo:font-size="12pt" fo:language="it" fo:country="IT" fo:font-style="normal" fo:font-weight="normal" style:letter-kerning="true" style:font-name-asian="Arial Unicode MS1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8" style:family="paragraph" style:parent-style-name="Standard"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line-height="200%" fo:text-align="justify" style:justify-single-word="false"/>
      <style:text-properties fo:color="#000000" loext:opacity="100%" style:font-name="TimesNewRomanPSMT" fo:font-size="12pt" fo:font-style="normal" fo:font-weight="normal" officeooo:paragraph-rsid="0014adca" style:font-size-asian="12pt" style:font-style-asian="normal" style:font-weight-asian="normal" style:font-size-complex="12pt"/>
    </style:style>
    <style:style style:name="P12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style="normal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line-height="150%"/>
      <style:text-properties style:font-name="TimesNewRomanPSMT" fo:font-size="12pt" officeooo:paragraph-rsid="0014adca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style="normal" fo:font-weight="normal" officeooo:paragraph-rsid="00161415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style:font-size-asian="12pt" style:font-size-complex="12pt"/>
    </style:style>
    <style:style style:name="P18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20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loext:opacity="100%" style:font-name="TimesNewRomanPSMT" fo:font-size="12pt" style:font-size-asian="12pt" style:font-size-complex="12pt"/>
    </style:style>
    <style:style style:name="P21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style:font-name="TimesNewRomanPSMT" fo:font-size="12pt" style:font-size-asian="12pt" style:font-size-complex="12pt"/>
    </style:style>
    <style:style style:name="P22" style:family="paragraph" style:parent-style-name="Standard">
      <style:paragraph-properties fo:margin-left="1.27cm" fo:margin-right="-0.011cm" fo:text-align="justify" style:justify-single-word="false" fo:text-indent="-0.64cm" style:auto-text-indent="false"/>
      <style:text-properties style:font-name="TimesNewRomanPSMT" fo:font-size="12pt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font-name="ArialMT" fo:font-size="8pt" fo:font-style="normal" fo:font-weight="normal" style:font-size-asian="8pt" style:font-style-asian="normal" style:font-weight-asian="normal"/>
    </style:style>
    <style:style style:name="T2" style:family="text">
      <style:text-properties fo:color="#000000" loext:opacity="100%" style:font-name="ArialMT" fo:font-size="8pt" fo:font-style="normal" fo:font-weight="bold" style:font-size-asian="8pt" style:font-style-asian="normal" style:font-weight-asian="bold"/>
    </style:style>
    <style:style style:name="T3" style:family="text">
      <style:text-properties fo:color="#000000" loext:opacity="100%" fo:font-size="8pt" fo:font-style="normal" fo:font-weight="bold" style:font-size-asian="8pt" style:font-style-asian="normal" style:font-weight-asian="bold"/>
    </style:style>
    <style:style style:name="T4" style:family="text"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T5" style:family="text">
      <style:text-properties fo:color="#000000" loext:opacity="100%" fo:font-style="normal" fo:font-weight="bold" style:font-style-asian="normal" style:font-weight-asian="bold"/>
    </style:style>
    <style:style style:name="T6" style:family="text">
      <style:text-properties fo:color="#000000" loext:opacity="100%" fo:font-style="normal" fo:font-weight="normal" style:font-style-asian="normal" style:font-weight-asian="normal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ICHIARAZIONE SOSTITUTIVA DELL’ATTO DI NOTORIETA’</text:p>
      <text:p text:style-name="P1">PER USO SUCCESSIONE</text:p>
      <text:p text:style-name="P1">( Art. 47 D.P.R. 28/12/2000, n.445)</text:p>
      <text:p text:style-name="P2"/>
      <text:p text:style-name="P2"/>
      <text:p text:style-name="P15">{%= @illa.capitalize %} sottoscritt{%= @oa %} <text:span text:style-name="T9">{%= @persona.nome %} {%= @persona.cognome %}</text:span></text:p>
      <text:p text:style-name="P15">nat{%= @oa%} a <text:span text:style-name="T9">{%= @persona.comune_nascita %}</text:span> il <text:span text:style-name="T9">{%= @persona.data_nascita.lformat(:short) %}</text:span></text:p>
      <text:p text:style-name="P15">residente a <text:span text:style-name="T9">{%= @persona.indirizzo_residenza.comune %}</text:span> in <text:span text:style-name="T9">{%= @persona.indirizzo_residenza.to_s %}</text:span></text:p>
      <text:p text:style-name="P3"><text:span text:style-name="T8">codice fiscale </text:span><text:span text:style-name="T9">{%= @persona.codice_fiscale %}</text:span></text:p>
      <text:p text:style-name="P4">consapevole delle sanzioni penali previste dell’art. 76 del D.P.R: 445/2000, nel caso di mendaci dichiarazioni, falsità negli atti, uso <text:s/>o esibizione di atti o contenenti dati non più rispondenti a verità,</text:p>
      <text:p text:style-name="P17"/>
      <text:p text:style-name="P18">DICHIARA</text:p>
      <text:p text:style-name="P2"/>
      <text:p text:style-name="P2">che in data__________________è decedut__ <text:s text:c="2"/>________________________________________</text:p>
      <text:p text:style-name="P2"/>
      <text:p text:style-name="P2">nat______a________________________________________________il____________________</text:p>
      <text:p text:style-name="P2"/>
      <text:p text:style-name="P2">in vita residente a______________________________________, in via_____________________</text:p>
      <text:p text:style-name="P2"/>
      <text:p text:style-name="P2">___________________________________________________________________del dichiarante</text:p>
      <text:p text:style-name="P2"><text:tab/>(indicare il rapporto di parentela col defunto: coniuge, figlio, nipote, ecc.</text:p>
      <text:p text:style-name="P2"/>
      <text:p text:style-name="P2">senza lasciare disposizione testamentaria;</text:p>
      <text:p text:style-name="P2"/>
      <text:p text:style-name="P2">che gli unici eredi sono quelli legittimi risultanti dal seguente prospetto: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">N. d’ord</text:p>
          </table:table-cell>
          <table:table-cell table:style-name="Tabella1.A1" office:value-type="string">
            <text:p text:style-name="P5">Cognome e Nome</text:p>
          </table:table-cell>
          <table:table-cell table:style-name="Tabella1.A1" office:value-type="string">
            <text:p text:style-name="P5">Luogo e </text:p>
            <text:p text:style-name="P5">data di nascita</text:p>
          </table:table-cell>
          <table:table-cell table:style-name="Tabella1.A1" office:value-type="string">
            <text:p text:style-name="P5">Residenza</text:p>
          </table:table-cell>
          <table:table-cell table:style-name="Tabella1.E1" office:value-type="string">
            <text:p text:style-name="P5">Grado di parentela con il</text:p>
            <text:p text:style-name="P6">de cuius</text:p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</table:table>
      <text:p text:style-name="P8"/>
      <text:p text:style-name="P9">che tra i coniugi suddetti non è mai intervenuta sentenza di separazione e all’atto del decesso convivevano sotto lo stesso tetto;</text:p>
      <text:p text:style-name="P8">che non vi sono altri eredi oltre ai suddetti.</text:p>
      <text:p text:style-name="P8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9"/>
      <text:p text:style-name="P11">Addì {%= @data %}</text:p>
      <text:p text:style-name="P12"><text:soft-page-break/><text:tab/>IL DICHIARANTE</text:p>
      <text:p text:style-name="P10"><text:tab/>_________________</text:p>
      <text:p text:style-name="P10"/>
      <text:p text:style-name="P9">********************************************************************************</text:p>
      <text:p text:style-name="P14"/>
      <text:p text:style-name="P14">AUTENTICA</text:p>
      <text:p text:style-name="P9"/>
      <text:p text:style-name="P13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13">previo accertamento della sua identità a mezzo di ________________________________________</text:p>
      <text:p text:style-name="P9">Addì _______________________<text:tab/><text:tab/>IL DIPENDENTE INCARICATO DAL SINDACO</text:p>
      <text:p text:style-name="P19"><text:tab/> <text:s/><text:tab/><text:tab/><text:tab/><text:tab/> <text:s text:c="8"/>_____________________________________________</text:p>
      <text:p text:style-name="P20"/>
      <text:p text:style-name="P19">_________________________________________________</text:p>
      <text:p text:style-name="P9">La presente dichiarazione può essere:</text:p>
      <text:p text:style-name="P21"><text:span text:style-name="T5">a)<text:tab/></text:span><text:span text:style-name="T6">firmata in presenza del dipendente addetto a riceverla</text:span></text:p>
      <text:p text:style-name="P22"><text:span text:style-name="T5">b)<text:tab/></text:span><text:span text:style-name="T6">trasmessa via posta, fax o via telematica con allegata carta di identità se trasmessa a organi della Pubblica amministrazione</text:span></text:p>
      <text:p text:style-name="P22"><text:span text:style-name="T5">c)<text:tab/></text:span><text:span text:style-name="T6">La firma deve essere autenticata presso qualsiasi pubblico ufficiale (dipendente comunale incaricato dal Sindaco, Notaio, Segretario Comunale e occorre apporre la marca da bollo autenticata </text:span><text:span text:style-name="T5">se va presentata ad soggetti privati o ad organi della Pubblica amministrazione ai fini della riscossione di benefici economici</text:span><text:span text:style-name="T6"> (pensioni, contributi, ecc.). In tal caso occorre </text:span><text:span text:style-name="T5">apporre la marca da boll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0.635cm" fo:margin-left="2cm" fo:margin-right="2cm" style:writing-mode="lr-tb" style:layout-grid-color="#c0c0c0" style:layout-grid-lines="281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                DICHIARAZIONE SSTITUTIVA DELL’ATTO DI NOTORIETA’ </dc:title>
    <meta:generator>LibreOffice/7.0.3.1$Windows_X86_64 LibreOffice_project/d7547858d014d4cf69878db179d326fc3483e082</meta:generator>
    <meta:editing-duration>PT4M16S</meta:editing-duration>
    <meta:editing-cycles>4</meta:editing-cycles>
    <meta:creation-date>2015-09-29T13:54:33.718418000</meta:creation-date>
    <dc:date>2020-11-12T21:13:07.834000000</dc:date>
    <meta:document-statistic meta:table-count="1" meta:image-count="0" meta:object-count="0" meta:page-count="2" meta:paragraph-count="40" meta:word-count="396" meta:character-count="3157" meta:non-whitespace-character-count="2768"/>
  </office:meta>
</office:document-meta>
</file>